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5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8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9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0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800000" style:font-name="Open Sans" fo:font-size="14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3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5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6" style:family="text">
      <style:text-properties fo:font-variant="normal" fo:text-transform="none" fo:color="#80ffbb" fo:letter-spacing="normal" fo:background-color="#193549"/>
    </style:style>
    <style:style style:name="T7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8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9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1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ES6 - obiekty</text:h>
      <text:p text:style-name="P2">W tym bardzo krótki rozdziale spojrzymy na pewne usprawnienia, które pojawiły się w ES6, a które dotyczą obiektów.</text:p>
      <text:h text:style-name="P4" text:outline-level="2"><text:bookmark text:name="upsrawnione-zapisy"/>Małe usprawnienia</text:h>
      <text:p text:style-name="P2">Pierwsze z nich dotyczy sposobu deklarowania właściwości. Załóżmy, że mamy 2 stałe:</text:p>
      <text:p text:style-name="P5"><text:span text:style-name="Source_20_Text"><text:span text:style-name="T4">const</text:span></text:span><text:span text:style-name="Source_20_Text"><text:span text:style-name="T5"> nam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;</text:span></text:span></text:p>
      <text:p text:style-name="P8"><text:span text:style-name="Source_20_Text"><text:span text:style-name="T4">const</text:span></text:span><text:span text:style-name="Source_20_Text"><text:span text:style-name="T5"> pet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Szamson"</text:span></text:span><text:span text:style-name="Source_20_Text"><text:span text:style-name="T8">;</text:span></text:span></text:p>
      <text:p text:style-name="P2"/>
      <text:p text:style-name="P2">Gdybyś chciał teraz stworzyć obiekt z właściwościami o takich samych nazwach jak powyższe stałe, zapisał byś to pewnie w taki sposób:</text:p>
      <text:p text:style-name="P5"><text:span text:style-name="Source_20_Text"><text:span text:style-name="T4">var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name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pet</text:span></text:span></text:p>
      <text:p text:style-name="P8"><text:span text:style-name="Source_20_Text"><text:span text:style-name="T8">}</text:span></text:span></text:p>
      <text:p text:style-name="P2"/>
      <text:p text:style-name="P2">W ES6 możemy takie powtórki uprościć:</text:p>
      <text:p text:style-name="P5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name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pet</text:span></text:span></text:p>
      <text:p text:style-name="P8"><text:span text:style-name="Source_20_Text"><text:span text:style-name="T8">}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odobne zmiany tyczą się metod dla literałów. W ES6 już nie musimy używać słowa function, a wystarczą tylko nawiasy.</text:p>
      <text:p text:style-name="P6"><text:span text:style-name="Source_20_Text"><text:span text:style-name="T10">//ES5</text:span></text:span></text:p>
      <text:p text:style-name="P7"><text:span text:style-name="Source_20_Text"><text:span text:style-name="T4">var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Szamso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print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"Nazywam się: "</text:span></text:span><text:span text:style-name="Source_20_Text"><text:span text:style-name="T5"> </text:span></text:span><text:span text:style-name="Source_20_Text"><text:span text:style-name="T7">+</text:span></text:span><text:span text:style-name="Source_20_Text"><text:span text:style-name="T5"> 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/text:p>
      <text:p text:style-name="P7"><text:span text:style-name="Source_20_Text"><text:span text:style-name="T6"><text:s text:c="4"/></text:span></text:span><text:span text:style-name="Source_20_Text"><text:span text:style-name="T8">}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10">//ES6</text:span></text:span></text:p>
      <text:p text:style-name="P7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Szamso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9">printName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`Nazywam się: </text:span></text:span><text:span text:style-name="Source_20_Text"><text:span text:style-name="T8">${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}</text:span></text:span><text:span text:style-name="Source_20_Text"><text:span text:style-name="T7">`</text:span></text:span><text:span text:style-name="Source_20_Text"><text:span text:style-name="T8">);</text:span></text:span></text:p>
      <text:p text:style-name="P7"><text:span text:style-name="Source_20_Text"><text:span text:style-name="T6"><text:s text:c="4"/></text:span></text:span><text:span text:style-name="Source_20_Text"><text:span text:style-name="T8">}</text:span></text:span></text:p>
      <text:p text:style-name="P7"><text:span text:style-name="Source_20_Text"><text:span text:style-name="T8">}</text:span></text:span></text:p>
      <text:p text:style-name="P7"><text:span text:style-name="Source_20_Text"><text:span text:style-name="T6"><text:s/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statnie usprawnienie, które omówimy dotyczy deklaracji nazw kluczy w obiektach.</text:p>
      <text:p text:style-name="P1"><text:span text:style-name="T2">Do właściwości i metod obiektu możesz odwoływać się przez notację kropki ale też </text:span><text:a xlink:type="simple" xlink:href="https://kursjs.pl/kurs/obiekty/obiekty.php#rozne-odwolania" text:style-name="Internet_20_link" text:visited-style-name="Visited_20_Internet_20_Link"><text:span text:style-name="T1">za pomocą nawiasów kwadratowych</text:span></text:a><text:span text:style-name="T2">:</text:span></text:p>
      <text:p text:style-name="P5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Szamson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9">printName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`Nazywam się: </text:span></text:span><text:span text:style-name="Source_20_Text"><text:span text:style-name="T8">${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}</text:span></text:span><text:span text:style-name="Source_20_Text"><text:span text:style-name="T7">`</text:span></text:span><text:span text:style-name="Source_20_Text"><text:span text:style-name="T8">);</text:span></text:span></text:p>
      <text:p text:style-name="P8"><text:span text:style-name="Source_20_Text"><text:span text:style-name="T6"><text:s text:c="4"/></text:span></text:span><text:span text:style-name="Source_20_Text"><text:span text:style-name="T8">}</text:span></text:span></text:p>
      <text:p text:style-name="P8"><text:span text:style-name="Source_20_Text"><text:span text:style-name="T8">}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;</text:span></text:span></text:p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name'</text:span></text:span><text:span text:style-name="Source_20_Text"><text:span text:style-name="T8">];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.</text:span></text:span><text:span text:style-name="Source_20_Text"><text:span text:style-name="T9">printName</text:span></text:span><text:span text:style-name="Source_20_Text"><text:span text:style-name="T8">();</text:span></text:span></text:p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printName'</text:span></text:span><text:span text:style-name="Source_20_Text"><text:span text:style-name="T8">]();</text:span></text:span></text:p>
      <text:p text:style-name="P2"/>
      <text:p text:style-name="P1"><text:span text:style-name="T2">Ma to zastosowanie w przypadkach, gdy nazwy kluczy nie są </text:span><text:a xlink:type="simple" xlink:href="https://kursjs.pl/kurs/super-podstawy/zmienne.php#nazewnictwo-zmiennych" text:style-name="Internet_20_link" text:visited-style-name="Visited_20_Internet_20_Link"><text:span text:style-name="T1">prawidłowymi zmiennymi</text:span></text:a></text:p>
      <text:p text:style-name="P5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Szamson"</text:span></text:span></text:p>
      <text:p text:style-name="P8"><text:span text:style-name="Source_20_Text"><text:span text:style-name="T8">}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print the name'</text:span></text:span><text:span text:style-name="Source_20_Text"><text:span text:style-name="T8">]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"Nazywam się: "</text:span></text:span><text:span text:style-name="Source_20_Text"><text:span text:style-name="T5"> </text:span></text:span><text:span text:style-name="Source_20_Text"><text:span text:style-name="T7">+</text:span></text:span><text:span text:style-name="Source_20_Text"><text:span text:style-name="T5"> 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/text:p>
      <text:p text:style-name="P8"><text:span text:style-name="Source_20_Text"><text:span text:style-name="T8">}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my surname'</text:span></text:span><text:span text:style-name="Source_20_Text"><text:span text:style-name="T8">]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Nowak"</text:span></text:span><text:span text:style-name="Source_20_Text"><text:span text:style-name="T8">;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print the name</text:span></text:span><text:span text:style-name="Source_20_Text"><text:span text:style-name="T8">;</text:span></text:span><text:span text:style-name="Source_20_Text"><text:span text:style-name="T5"> </text:span></text:span><text:span text:style-name="Source_20_Text"><text:span text:style-name="T10">//oczywisty błąd</text:span></text:span></text:p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print the name'</text:span></text:span><text:span text:style-name="Source_20_Text"><text:span text:style-name="T8">]();</text:span></text:span></text:p>
      <text:p text:style-name="P8"/>
      <text:p text:style-name="P8"><text:span text:style-name="Source_20_Text"><text:span text:style-name="T5">ob</text:span></text:span><text:span text:style-name="Source_20_Text"><text:span text:style-name="T8">[</text:span></text:span><text:span text:style-name="Source_20_Text"><text:span text:style-name="T7">'my surname'</text:span></text:span><text:span text:style-name="Source_20_Text"><text:span text:style-name="T8">];</text:span></text:span><text:span text:style-name="Source_20_Text"><text:span text:style-name="T5"> </text:span></text:span><text:span text:style-name="Source_20_Text"><text:span text:style-name="T10">//Nowak</text:span></text:span></text:p>
      <text:p text:style-name="P2"><text:soft-page-break/>Jak widzisz w powyższym kodzie żeby dodać taką właściwość do obiektu musimy to robić poza nim.<text:line-break/>W ES6 możemy to robić bezpośrednio w deklaracji obiektu:</text:p>
      <text:p text:style-name="P5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Szamson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8">[</text:span></text:span><text:span text:style-name="Source_20_Text"><text:span text:style-name="T7">'my surname'</text:span></text:span><text:span text:style-name="Source_20_Text"><text:span text:style-name="T8">]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Nowak"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8">[</text:span></text:span><text:span text:style-name="Source_20_Text"><text:span text:style-name="T7">'print the name'</text:span></text:span><text:span text:style-name="Source_20_Text"><text:span text:style-name="T8">](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"Nazywam się: "</text:span></text:span><text:span text:style-name="Source_20_Text"><text:span text:style-name="T5"> </text:span></text:span><text:span text:style-name="Source_20_Text"><text:span text:style-name="T7">+</text:span></text:span><text:span text:style-name="Source_20_Text"><text:span text:style-name="T5"> 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/text:p>
      <text:p text:style-name="P8"><text:span text:style-name="Source_20_Text"><text:span text:style-name="T6"><text:s text:c="4"/></text:span></text:span><text:span text:style-name="Source_20_Text"><text:span text:style-name="T8">}</text:span></text:span></text:p>
      <text:p text:style-name="P8"><text:span text:style-name="Source_20_Text"><text:span text:style-name="T8">}</text:span></text:span></text:p>
      <text:h text:style-name="P4" text:outline-level="2"><text:bookmark text:name="object-assign"/>Object.assign()</text:h>
      <text:p text:style-name="P1"><text:span text:style-name="T2">Metoda </text:span><text:span text:style-name="Strong_20_Emphasis"><text:span text:style-name="T3">Object.assign(ob1, ob2...)</text:span></text:span><text:span text:style-name="T2"> kopiuje wszystkie przeliczalne właściwości z jednego lub więcej obiektów do obiektu docelowego. Kopiowanie rozpoczyna się od obiektów z prawej strony (końcowe parametry) i idzie w lewą stronę.</text:span></text:p>
      <text:p text:style-name="P2">Jeżeli obiekt po lewej stronie ma już daną właściwość, zostanie ona nadpisana wartością obiektu po prawej stronie.</text:p>
      <text:p text:style-name="P2">W wyniku dostajemy zmodyfikowany obiekt przekazany w pierwszym parametrze, który ma scalone właściwości i metody wszystkich obiektów przekazanych w kolejnych parametrach.</text:p>
      <text:p text:style-name="P6"><text:span text:style-name="Source_20_Text"><text:span text:style-name="T4">const</text:span></text:span><text:span text:style-name="Source_20_Text"><text:span text:style-name="T5"> ob1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ag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1">10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2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Piotr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sur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Nowak"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5">Object</text:span></text:span><text:span text:style-name="Source_20_Text"><text:span text:style-name="T8">.</text:span></text:span><text:span text:style-name="Source_20_Text"><text:span text:style-name="T9">assign</text:span></text:span><text:span text:style-name="Source_20_Text"><text:span text:style-name="T8">(</text:span></text:span><text:span text:style-name="Source_20_Text"><text:span text:style-name="T5">ob1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);</text:span></text:span></text:p>
      <text:p text:style-name="P7"/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1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{name: "Piotr", age: 10, surname: "Nowak"}</text:span></text:span></text:p>
      <text:p text:style-name="P7"><text:span text:style-name="Source_20_Text"><text:span text:style-name="T6"><text:s/></text:span></text:span></text:p>
      <text:p text:style-name="P2"><text:soft-page-break/>Bardzo często jako pierwszy parametr przekazuje się pusty obiekt, dzięki czemu zamiast modyfikować bezpośrednio obiekty wejściowe, zyskujemy nowy obiekt ze scalonymi składowymi pozostałych obiektów:</text:p>
      <text:p text:style-name="P6"><text:span text:style-name="Source_20_Text"><text:span text:style-name="T4">const</text:span></text:span><text:span text:style-name="Source_20_Text"><text:span text:style-name="T5"> ob1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ag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1">10</text:span></text:span></text:p>
      <text:p text:style-name="P7"><text:span text:style-name="Source_20_Text"><text:span text:style-name="T8">};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2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Piotr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sur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Nowak"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3 </text:span></text:span><text:span text:style-name="Source_20_Text"><text:span text:style-name="T7">=</text:span></text:span><text:span text:style-name="Source_20_Text"><text:span text:style-name="T5"> Object</text:span></text:span><text:span text:style-name="Source_20_Text"><text:span text:style-name="T8">.</text:span></text:span><text:span text:style-name="Source_20_Text"><text:span text:style-name="T9">assign</text:span></text:span><text:span text:style-name="Source_20_Text"><text:span text:style-name="T8">({},</text:span></text:span><text:span text:style-name="Source_20_Text"><text:span text:style-name="T5"> ob1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);</text:span></text:span></text:p>
      <text:p text:style-name="P7"/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1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{name: "Marcin", age: 10}</text:span></text:span></text:p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2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{name: "Piotr", surname: "Nowak"}</text:span></text:span></text:p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3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{name: "Piotr", surname: "Nowak", age: 10}</text:span></text:span></text:p>
      <text:p text:style-name="P7"><text:span text:style-name="Source_20_Text"><text:span text:style-name="T6"><text:s/></text:span></text:span></text:p>
      <text:p text:style-name="P2"/>
      <text:p text:style-name="P2">Metodę assign bardzo często wykorzystuje się do tworzenia kopii obiektów.</text:p>
      <text:p text:style-name="P1"><text:span text:style-name="T2">Jak wiesz, </text:span><text:a xlink:type="simple" xlink:href="https://kursjs.pl/kurs/super-podstawy/typy-danych.php#typy-zlozone" text:style-name="Internet_20_link" text:visited-style-name="Visited_20_Internet_20_Link"><text:span text:style-name="T1">obiekty działają referencyjnie</text:span></text:a><text:span text:style-name="T2">. Oznacza to, że jeżeli dany obiekt będzie podstawiony pod dwie zmienne, to zmiana jego składowej za pomocą którejkolwiek zmiennej zmieni go we wszystkich zmiennych:</text:span></text:p>
      <text:p text:style-name="P5"><text:span text:style-name="Source_20_Text"><text:span text:style-name="T4">const</text:span></text:span><text:span text:style-name="Source_20_Text"><text:span text:style-name="T5"> obA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5"> 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Piotr"</text:span></text:span><text:span text:style-name="Source_20_Text"><text:span text:style-name="T5"> </text:span></text:span><text:span text:style-name="Source_20_Text"><text:span text:style-name="T8">}</text:span></text:span></text:p>
      <text:p text:style-name="P8"><text:span text:style-name="Source_20_Text"><text:span text:style-name="T4">const</text:span></text:span><text:span text:style-name="Source_20_Text"><text:span text:style-name="T5"> obB </text:span></text:span><text:span text:style-name="Source_20_Text"><text:span text:style-name="T7">=</text:span></text:span><text:span text:style-name="Source_20_Text"><text:span text:style-name="T5"> obA</text:span></text:span><text:span text:style-name="Source_20_Text"><text:span text:style-name="T8">;</text:span></text:span></text:p>
      <text:p text:style-name="P8"/>
      <text:p text:style-name="P8"><text:span text:style-name="Source_20_Text"><text:span text:style-name="T5">obB</text:span></text:span><text:span text:style-name="Source_20_Text"><text:span text:style-name="T8">.</text:span></text:span><text:span text:style-name="Source_20_Text"><text:span text:style-name="T5">nam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;</text:span></text:span></text:p>
      <text:p text:style-name="P8"/>
      <text:p text:style-name="P8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A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,</text:span></text:span><text:span text:style-name="Source_20_Text"><text:span text:style-name="T5"> obB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Marcin, Marcin</text:span></text:span></text:p>
      <text:p text:style-name="P2"/>
      <text:p text:style-name="P2"/>
      <text:p text:style-name="P2"/>
      <text:p text:style-name="P2"/>
      <text:p text:style-name="P2"/>
      <text:p text:style-name="P2"><text:soft-page-break/>Aby móc swobodnie zmieniać składowe obiektu B musimy pod zmienną obB podstawić nie ten sam obiekt, a jego duplikat:</text:p>
      <text:p text:style-name="P6"><text:span text:style-name="Source_20_Text"><text:span text:style-name="T4">const</text:span></text:span><text:span text:style-name="Source_20_Text"><text:span text:style-name="T5"> obA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5"> 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Piotr"</text:span></text:span><text:span text:style-name="Source_20_Text"><text:span text:style-name="T5"> </text:span></text:span><text:span text:style-name="Source_20_Text"><text:span text:style-name="T8">}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B </text:span></text:span><text:span text:style-name="Source_20_Text"><text:span text:style-name="T7">=</text:span></text:span><text:span text:style-name="Source_20_Text"><text:span text:style-name="T5"> Object</text:span></text:span><text:span text:style-name="Source_20_Text"><text:span text:style-name="T8">.</text:span></text:span><text:span text:style-name="Source_20_Text"><text:span text:style-name="T9">assign</text:span></text:span><text:span text:style-name="Source_20_Text"><text:span text:style-name="T8">({},</text:span></text:span><text:span text:style-name="Source_20_Text"><text:span text:style-name="T5"> obA</text:span></text:span><text:span text:style-name="Source_20_Text"><text:span text:style-name="T8">);</text:span></text:span></text:p>
      <text:p text:style-name="P7"><text:span text:style-name="Source_20_Text"><text:span text:style-name="T5">obB</text:span></text:span><text:span text:style-name="Source_20_Text"><text:span text:style-name="T8">.</text:span></text:span><text:span text:style-name="Source_20_Text"><text:span text:style-name="T5">nam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;</text:span></text:span></text:p>
      <text:p text:style-name="P7"/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A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,</text:span></text:span><text:span text:style-name="Source_20_Text"><text:span text:style-name="T5"> obB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Piotr, Marcin</text:span></text:span></text:p>
      <text:p text:style-name="P7"><text:span text:style-name="Source_20_Text"><text:span text:style-name="T6"><text:s/></text:span></text:span></text:p>
      <text:p text:style-name="P2"/>
      <text:p text:style-name="P2">Ważną rzeczą jest to, że Object.assign() klonuje tylko płaskie obiekty. Jeżeli któraś z właściwości zawiera w sobie obiekt, zostanie skopiowana tylko referencja do tego obiektu. Oznacza to, że zagnieżdżone obiekty nie są już klonowane, a tylko przekazywana jest do nich referencja:</text:p>
      <text:p text:style-name="P6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8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Feliks"</text:span></text:span><text:span text:style-name="Source_20_Text"><text:span text:style-name="T8">,</text:span></text:span></text:p>
      <text:p text:style-name="P7"><text:span text:style-name="Source_20_Text"><text:span text:style-name="T6"><text:s text:c="8"/></text:span></text:span><text:span text:style-name="Source_20_Text"><text:span text:style-name="T5">kind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cat"</text:span></text:span></text:p>
      <text:p text:style-name="P7"><text:span text:style-name="Source_20_Text"><text:span text:style-name="T6"><text:s text:c="4"/></text:span></text:span><text:span text:style-name="Source_20_Text"><text:span text:style-name="T8">}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2 </text:span></text:span><text:span text:style-name="Source_20_Text"><text:span text:style-name="T7">=</text:span></text:span><text:span text:style-name="Source_20_Text"><text:span text:style-name="T5"> Object</text:span></text:span><text:span text:style-name="Source_20_Text"><text:span text:style-name="T8">.</text:span></text:span><text:span text:style-name="Source_20_Text"><text:span text:style-name="T9">assign</text:span></text:span><text:span text:style-name="Source_20_Text"><text:span text:style-name="T8">({},</text:span></text:span><text:span text:style-name="Source_20_Text"><text:span text:style-name="T5"> ob</text:span></text:span><text:span text:style-name="Source_20_Text"><text:span text:style-name="T8">);</text:span></text:span></text:p>
      <text:p text:style-name="P7"><text:span text:style-name="Source_20_Text"><text:span text:style-name="T5">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Super Szamson"</text:span></text:span><text:span text:style-name="Source_20_Text"><text:span text:style-name="T8">;</text:span></text:span></text:p>
      <text:p text:style-name="P7"><text:span text:style-name="Source_20_Text"><text:span text:style-name="T5">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pies"</text:span></text:span><text:span text:style-name="Source_20_Text"><text:span text:style-name="T8">;</text:span></text:span></text:p>
      <text:p text:style-name="P7"/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Super Szamson, Super Szamson</text:span></text:span></text:p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pies, pies</text:span></text:span></text:p>
      <text:p text:style-name="P7"><text:span text:style-name="Source_20_Text"><text:span text:style-name="T6"><text:s/></text:span></text:span></text:p>
      <text:p text:style-name="P7"><text:span text:style-name="Source_20_Text"><text:span text:style-name="T6"><text:s/></text:span></text:span></text:p>
      <text:p text:style-name="P7"><text:span text:style-name="Source_20_Text"><text:span text:style-name="T6"><text:s/></text:span></text:span></text:p>
      <text:p text:style-name="P2"/>
      <text:p text:style-name="P2"/>
      <text:p text:style-name="P2"/>
      <text:p text:style-name="P2"/>
      <text:p text:style-name="P2"><text:soft-page-break/>Żeby sklonować głęboko obiekt, musimy zastosować inne techniki - np.</text:p>
      <text:p text:style-name="P6"><text:span text:style-name="Source_20_Text"><text:span text:style-name="T4">const</text:span></text:span><text:span text:style-name="Source_20_Text"><text:span text:style-name="T5"> ob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Marcin"</text:span></text:span><text:span text:style-name="Source_20_Text"><text:span text:style-name="T8">,</text:span></text:span></text:p>
      <text:p text:style-name="P7"><text:span text:style-name="Source_20_Text"><text:span text:style-name="T6"><text:s text:c="4"/></text:span></text:span><text:span text:style-name="Source_20_Text"><text:span text:style-name="T5">pet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8"/></text:span></text:span><text:span text:style-name="Source_20_Text"><text:span text:style-name="T5">na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Feliks"</text:span></text:span><text:span text:style-name="Source_20_Text"><text:span text:style-name="T8">,</text:span></text:span></text:p>
      <text:p text:style-name="P7"><text:span text:style-name="Source_20_Text"><text:span text:style-name="T6"><text:s text:c="8"/></text:span></text:span><text:span text:style-name="Source_20_Text"><text:span text:style-name="T5">kind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cat"</text:span></text:span></text:p>
      <text:p text:style-name="P7"><text:span text:style-name="Source_20_Text"><text:span text:style-name="T6"><text:s text:c="4"/></text:span></text:span><text:span text:style-name="Source_20_Text"><text:span text:style-name="T8">}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4">const</text:span></text:span><text:span text:style-name="Source_20_Text"><text:span text:style-name="T5"> ob2 </text:span></text:span><text:span text:style-name="Source_20_Text"><text:span text:style-name="T7">=</text:span></text:span><text:span text:style-name="Source_20_Text"><text:span text:style-name="T5"> JSON</text:span></text:span><text:span text:style-name="Source_20_Text"><text:span text:style-name="T8">.</text:span></text:span><text:span text:style-name="Source_20_Text"><text:span text:style-name="T9">parse</text:span></text:span><text:span text:style-name="Source_20_Text"><text:span text:style-name="T8">(</text:span></text:span><text:span text:style-name="Source_20_Text"><text:span text:style-name="T5">JSON</text:span></text:span><text:span text:style-name="Source_20_Text"><text:span text:style-name="T8">.</text:span></text:span><text:span text:style-name="Source_20_Text"><text:span text:style-name="T9">stringify</text:span></text:span><text:span text:style-name="Source_20_Text"><text:span text:style-name="T8">(</text:span></text:span><text:span text:style-name="Source_20_Text"><text:span text:style-name="T5">ob</text:span></text:span><text:span text:style-name="Source_20_Text"><text:span text:style-name="T8">));</text:span></text:span></text:p>
      <text:p text:style-name="P7"/>
      <text:p text:style-name="P7"><text:span text:style-name="Source_20_Text"><text:span text:style-name="T5">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Super Szamson"</text:span></text:span><text:span text:style-name="Source_20_Text"><text:span text:style-name="T8">;</text:span></text:span></text:p>
      <text:p text:style-name="P7"><text:span text:style-name="Source_20_Text"><text:span text:style-name="T5">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7">"pies"</text:span></text:span><text:span text:style-name="Source_20_Text"><text:span text:style-name="T8">;</text:span></text:span></text:p>
      <text:p text:style-name="P7"/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name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Feliks, Super Szamson</text:span></text:span></text:p>
      <text:p text:style-name="P7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</text:span></text:span><text:span text:style-name="Source_20_Text"><text:span text:style-name="T8">,</text:span></text:span><text:span text:style-name="Source_20_Text"><text:span text:style-name="T5"> ob2</text:span></text:span><text:span text:style-name="Source_20_Text"><text:span text:style-name="T8">.</text:span></text:span><text:span text:style-name="Source_20_Text"><text:span text:style-name="T5">pet</text:span></text:span><text:span text:style-name="Source_20_Text"><text:span text:style-name="T8">.</text:span></text:span><text:span text:style-name="Source_20_Text"><text:span text:style-name="T5">kind</text:span></text:span><text:span text:style-name="Source_20_Text"><text:span text:style-name="T8">);</text:span></text:span><text:span text:style-name="Source_20_Text"><text:span text:style-name="T5"> </text:span></text:span><text:span text:style-name="Source_20_Text"><text:span text:style-name="T10">//kot, pies</text:span></text:span></text:p>
      <text:p text:style-name="P7"><text:span text:style-name="Source_20_Text"><text:span text:style-name="T6"><text:s/></text:span></text:span></text:p>
      <text:p text:style-name="P2"/>
      <text:p text:style-name="P2">Ale nawet to rozwiązanie nie jest w 100% bezpieczne, ponieważ jest wrażliwe na bardziej skomplikowane dane jak np. właściwości z obiektami typu RegExp czy Date.</text:p>
      <text:p text:style-name="P1"><text:span text:style-name="T2">Jeżeli zdarzy się sytuacja, że będziesz potrzebował kopiować naprawdę skomplikowane obiekty, wtedy warto zainteresować się rozwiązaniami takimi jak </text:span><text:a xlink:type="simple" xlink:href="https://lodash.com/docs/4.17.4#cloneDeep" text:style-name="Internet_20_link" text:visited-style-name="Visited_20_Internet_20_Link"><text:span text:style-name="T1">https://lodash.com/docs/4.17.4#cloneDeep</text:span></text:a></text:p>
      <text:p text:style-name="P1"><text:span text:style-name="T2">Ciekawy artykuł na temat kopiowania obiektów znajduje się pod adresem </text:span><text:a xlink:type="simple" xlink:href="https://dassur.ma/things/deep-copy/" text:style-name="Internet_20_link" text:visited-style-name="Visited_20_Internet_20_Link"><text:span text:style-name="T1">https://dassur.ma/things/deep-copy/</text:span></text:a><text:span text:style-name="T2">.</text:span></text:p>
      <text:h text:style-name="P4" text:outline-level="2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2"><text:bookmark text:name="assign-w-praktyce"/><text:soft-page-break/>Object.assign() w praktyce</text:h>
      <text:p text:style-name="P2">Poza duplikowaniem obiektów, Object.assign() bardzo dobrze sprawdza się przy tworzeniu konfiguracji naszych obiektów czy pluginów.</text:p>
      <text:p text:style-name="P2">Wyobraź sobie, że tworzysz nowy typ obiektów (powiedzmy że plugin), który oczekuje nastu parametrów konfiguracji:</text:p>
      <text:p text:style-name="P5"><text:span text:style-name="Source_20_Text"><text:span text:style-name="T4">const</text:span></text:span><text:span text:style-name="Source_20_Text"><text:span text:style-name="T5"> </text:span></text:span><text:span text:style-name="Source_20_Text"><text:span text:style-name="T9">Slider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</text:span></text:span><text:span text:style-name="Source_20_Text"><text:span text:style-name="T5">type</text:span></text:span><text:span text:style-name="Source_20_Text"><text:span text:style-name="T8">,</text:span></text:span><text:span text:style-name="Source_20_Text"><text:span text:style-name="T5"> animSpeed</text:span></text:span><text:span text:style-name="Source_20_Text"><text:span text:style-name="T8">,</text:span></text:span><text:span text:style-name="Source_20_Text"><text:span text:style-name="T5"> pauseTime</text:span></text:span><text:span text:style-name="Source_20_Text"><text:span text:style-name="T8">,</text:span></text:span><text:span text:style-name="Source_20_Text"><text:span text:style-name="T5"> slideSelector</text:span></text:span><text:span text:style-name="Source_20_Text"><text:span text:style-name="T8">,</text:span></text:span><text:span text:style-name="Source_20_Text"><text:span text:style-name="T5"> afterPrevFn</text:span></text:span><text:span text:style-name="Source_20_Text"><text:span text:style-name="T8">,</text:span></text:span><text:span text:style-name="Source_20_Text"><text:span text:style-name="T5"> afterNextFn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type </text:span></text:span><text:span text:style-name="Source_20_Text"><text:span text:style-name="T7">=</text:span></text:span><text:span text:style-name="Source_20_Text"><text:span text:style-name="T5"> type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animSpeed </text:span></text:span><text:span text:style-name="Source_20_Text"><text:span text:style-name="T7">=</text:span></text:span><text:span text:style-name="Source_20_Text"><text:span text:style-name="T5"> animSpeed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pauseTime </text:span></text:span><text:span text:style-name="Source_20_Text"><text:span text:style-name="T7">=</text:span></text:span><text:span text:style-name="Source_20_Text"><text:span text:style-name="T5"> pauseTime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slideSelector </text:span></text:span><text:span text:style-name="Source_20_Text"><text:span text:style-name="T7">=</text:span></text:span><text:span text:style-name="Source_20_Text"><text:span text:style-name="T5"> slideSelector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afterPrevFn </text:span></text:span><text:span text:style-name="Source_20_Text"><text:span text:style-name="T7">=</text:span></text:span><text:span text:style-name="Source_20_Text"><text:span text:style-name="T5"> afterPrevFn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afterNextFn </text:span></text:span><text:span text:style-name="Source_20_Text"><text:span text:style-name="T7">=</text:span></text:span><text:span text:style-name="Source_20_Text"><text:span text:style-name="T5"> afterNextFn</text:span></text:span><text:span text:style-name="Source_20_Text"><text:span text:style-name="T8">;</text:span></text:span></text:p>
      <text:p text:style-name="P8"><text:span text:style-name="Source_20_Text"><text:span text:style-name="T8">}</text:span></text:span></text:p>
      <text:p text:style-name="P2"/>
      <text:p text:style-name="P2">Żeby teraz użyć takiego konstruktora, musiałbyś pamiętać kolejność parametrów:</text:p>
      <text:p text:style-name="P5"><text:span text:style-name="Source_20_Text"><text:span text:style-name="T4">const</text:span></text:span><text:span text:style-name="Source_20_Text"><text:span text:style-name="T5"> slide1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Slider</text:span></text:span><text:span text:style-name="Source_20_Text"><text:span text:style-name="T8">(</text:span></text:span><text:span text:style-name="Source_20_Text"><text:span text:style-name="T7">"fade"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1">2000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1">2000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7">"#mainSlide"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7">...</text:span></text:span><text:span text:style-name="Source_20_Text"><text:span text:style-name="T8">},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7">...</text:span></text:span><text:span text:style-name="Source_20_Text"><text:span text:style-name="T8">});</text:span></text:span></text:p>
      <text:p text:style-name="P8"><text:span text:style-name="Source_20_Text"><text:span text:style-name="T4">const</text:span></text:span><text:span text:style-name="Source_20_Text"><text:span text:style-name="T5"> slide2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Slider</text:span></text:span><text:span text:style-name="Source_20_Text"><text:span text:style-name="T8">(</text:span></text:span><text:span text:style-name="Source_20_Text"><text:span text:style-name="T7">"fade"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1">2000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11">2000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7">"#mainSlide"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7">...</text:span></text:span><text:span text:style-name="Source_20_Text"><text:span text:style-name="T8">},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text:span text:style-name="Source_20_Text"><text:span text:style-name="T7">...</text:span></text:span><text:span text:style-name="Source_20_Text"><text:span text:style-name="T8">});</text:span></text:span></text:p>
      <text:p text:style-name="P2"/>
      <text:p text:style-name="P2">Jak widzisz, używanie takiego konstruktora nie należy do najprzyjemniejszych, bo każdorazowo musimy pamiętać kolejność wszystkich parametrów, a dodatkowo musimy wszystkie podawać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 wiele lepszym rozwiązaniem jest stworzenie domyślnej konfiguracji takiego pluginu.</text:p>
      <text:p text:style-name="P2">Przy tworzeniu nowego obiektu za pomocą powyższego konstruktora zamiast wypisywać wszystkie parametry, będziemy przekazywać tylko jeden parametr - obiekt konfiguracji, w którym będziemy podawać tylko właściwości, które chcemy zmienić:</text:p>
      <text:p text:style-name="P5"><text:span text:style-name="Source_20_Text"><text:span text:style-name="T4">const</text:span></text:span><text:span text:style-name="Source_20_Text"><text:span text:style-name="T5"> </text:span></text:span><text:span text:style-name="Source_20_Text"><text:span text:style-name="T9">Slider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</text:span></text:span><text:span text:style-name="Source_20_Text"><text:span text:style-name="T5">opts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}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10">//sprawdzam czy przy wywołaniu został przekazany obiekt</text:span></text:span></text:p>
      <text:p text:style-name="P8"><text:span text:style-name="Source_20_Text"><text:span text:style-name="T6"><text:s text:c="4"/></text:span></text:span><text:span text:style-name="Source_20_Text"><text:span text:style-name="T4">if</text:span></text:span><text:span text:style-name="Source_20_Text"><text:span text:style-name="T5"> </text:span></text:span><text:span text:style-name="Source_20_Text"><text:span text:style-name="T8">(</text:span></text:span><text:span text:style-name="Source_20_Text"><text:span text:style-name="T5">opts </text:span></text:span><text:span text:style-name="Source_20_Text"><text:span text:style-name="T4">instanceof</text:span></text:span><text:span text:style-name="Source_20_Text"><text:span text:style-name="T5"> Object </text:span></text:span><text:span text:style-name="Source_20_Text"><text:span text:style-name="T7">&amp;&amp;</text:span></text:span><text:span text:style-name="Source_20_Text"><text:span text:style-name="T5"> opts</text:span></text:span><text:span text:style-name="Source_20_Text"><text:span text:style-name="T8">.</text:span></text:span><text:span text:style-name="Source_20_Text"><text:span text:style-name="T5">constructor </text:span></text:span><text:span text:style-name="Source_20_Text"><text:span text:style-name="T7">===</text:span></text:span><text:span text:style-name="Source_20_Text"><text:span text:style-name="T5"> Object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8"/></text:span></text:span><text:span text:style-name="Source_20_Text"><text:span text:style-name="T4">throw</text:span></text:span><text:span text:style-name="Source_20_Text"><text:span text:style-name="T5"> </text:span></text:span><text:span text:style-name="Source_20_Text"><text:span text:style-name="T9">Error</text:span></text:span><text:span text:style-name="Source_20_Text"><text:span text:style-name="T8">(</text:span></text:span><text:span text:style-name="Source_20_Text"><text:span text:style-name="T7">'Parametr opcji musi być obiektem'</text:span></text:span><text:span text:style-name="Source_20_Text"><text:span text:style-name="T8">);</text:span></text:span></text:p>
      <text:p text:style-name="P8"><text:span text:style-name="Source_20_Text"><text:span text:style-name="T6"><text:s text:c="4"/></text:span></text:span><text:span text:style-name="Source_20_Text"><text:span text:style-name="T8">}</text:span></text:span></text:p>
      <text:p text:style-name="P8"/>
      <text:p text:style-name="P8"><text:span text:style-name="Source_20_Text"><text:span text:style-name="T6"><text:s text:c="4"/></text:span></text:span><text:span text:style-name="Source_20_Text"><text:span text:style-name="T10">//domyślna konfiguracja</text:span></text:span></text:p>
      <text:p text:style-name="P8"><text:span text:style-name="Source_20_Text"><text:span text:style-name="T6"><text:s text:c="4"/></text:span></text:span><text:span text:style-name="Source_20_Text"><text:span text:style-name="T4">const</text:span></text:span><text:span text:style-name="Source_20_Text"><text:span text:style-name="T5"> defaultOptions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8"/></text:span></text:span><text:span text:style-name="Source_20_Text"><text:span text:style-name="T5">typ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fade"</text:span></text:span><text:span text:style-name="Source_20_Text"><text:span text:style-name="T8">,</text:span></text:span></text:p>
      <text:p text:style-name="P8"><text:span text:style-name="Source_20_Text"><text:span text:style-name="T6"><text:s text:c="8"/></text:span></text:span><text:span text:style-name="Source_20_Text"><text:span text:style-name="T5">animSpeed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1">1000</text:span></text:span><text:span text:style-name="Source_20_Text"><text:span text:style-name="T8">,</text:span></text:span></text:p>
      <text:p text:style-name="P8"><text:span text:style-name="Source_20_Text"><text:span text:style-name="T6"><text:s text:c="8"/></text:span></text:span><text:span text:style-name="Source_20_Text"><text:span text:style-name="T5">pauseTim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1">5000</text:span></text:span><text:span text:style-name="Source_20_Text"><text:span text:style-name="T8">,</text:span></text:span></text:p>
      <text:p text:style-name="P8"><text:span text:style-name="Source_20_Text"><text:span text:style-name="T6"><text:s text:c="8"/></text:span></text:span><text:span text:style-name="Source_20_Text"><text:span text:style-name="T5">slideSelector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7">".slider"</text:span></text:span><text:span text:style-name="Source_20_Text"><text:span text:style-name="T8">,</text:span></text:span></text:p>
      <text:p text:style-name="P8"><text:span text:style-name="Source_20_Text"><text:span text:style-name="T6"><text:s text:c="8"/></text:span></text:span><text:span text:style-name="Source_20_Text"><text:span text:style-name="T5">afterPrevFn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},</text:span></text:span></text:p>
      <text:p text:style-name="P8"><text:span text:style-name="Source_20_Text"><text:span text:style-name="T6"><text:s text:c="8"/></text:span></text:span><text:span text:style-name="Source_20_Text"><text:span text:style-name="T5">afterNextFn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}</text:span></text:span></text:p>
      <text:p text:style-name="P8"><text:span text:style-name="Source_20_Text"><text:span text:style-name="T6"><text:s text:c="4"/></text:span></text:span><text:span text:style-name="Source_20_Text"><text:span text:style-name="T8">}</text:span></text:span></text:p>
      <text:p text:style-name="P8"/>
      <text:p text:style-name="P8"><text:span text:style-name="Source_20_Text"><text:span text:style-name="T6"><text:s text:c="4"/></text:span></text:span><text:span text:style-name="Source_20_Text"><text:span text:style-name="T10">//jeżeli ktoś przekaże do naszego obiektu opts</text:span></text:span></text:p>
      <text:p text:style-name="P8"><text:span text:style-name="Source_20_Text"><text:span text:style-name="T6"><text:s text:c="4"/></text:span></text:span><text:span text:style-name="Source_20_Text"><text:span text:style-name="T10">//to jego właściwości nadpiszą domyślne wartości</text:span></text:span></text:p>
      <text:p text:style-name="P8"><text:span text:style-name="Source_20_Text"><text:span text:style-name="T6"><text:s text:c="4"/></text:span></text:span><text:span text:style-name="Source_20_Text"><text:span text:style-name="T10">//w wyniku dostaniemy this.options ze scalonymi właściwościami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options </text:span></text:span><text:span text:style-name="Source_20_Text"><text:span text:style-name="T7">=</text:span></text:span><text:span text:style-name="Source_20_Text"><text:span text:style-name="T5"> Object</text:span></text:span><text:span text:style-name="Source_20_Text"><text:span text:style-name="T8">.</text:span></text:span><text:span text:style-name="Source_20_Text"><text:span text:style-name="T9">assign</text:span></text:span><text:span text:style-name="Source_20_Text"><text:span text:style-name="T8">({},</text:span></text:span><text:span text:style-name="Source_20_Text"><text:span text:style-name="T5"> defaultOptions</text:span></text:span><text:span text:style-name="Source_20_Text"><text:span text:style-name="T8">,</text:span></text:span><text:span text:style-name="Source_20_Text"><text:span text:style-name="T5"> opts</text:span></text:span><text:span text:style-name="Source_20_Text"><text:span text:style-name="T8">);</text:span></text:span></text:p>
      <text:p text:style-name="P8"/>
      <text:p text:style-name="P8"><text:span text:style-name="Source_20_Text"><text:span text:style-name="T6"><text:s text:c="4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options</text:span></text:span><text:span text:style-name="Source_20_Text"><text:span text:style-name="T8">);</text:span></text:span></text:p>
      <text:p text:style-name="P8"><text:span text:style-name="Source_20_Text"><text:span text:style-name="T8">}</text:span></text:span></text:p>
      <text:p text:style-name="P2"/>
      <text:p text:style-name="P2"/>
      <text:p text:style-name="P2"/>
      <text:p text:style-name="P2"/>
      <text:p text:style-name="P2"/>
      <text:p text:style-name="P2"><text:soft-page-break/>Przy takim podejściu używanie naszego konstruktora jest o wiele przyjemniejsze, bo wywołując go możemy podawać tylko to, co nas interesuje. Cała reszta zostanie wzięta z domyślnej konfiguracji:</text:p>
      <text:p text:style-name="P5"><text:span text:style-name="Source_20_Text"><text:span text:style-name="T4">const</text:span></text:span><text:span text:style-name="Source_20_Text"><text:span text:style-name="T5"> slide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Slider</text:span></text:span><text:span text:style-name="Source_20_Text"><text:span text:style-name="T8">({</text:span></text:span></text:p>
      <text:p text:style-name="P8"><text:span text:style-name="Source_20_Text"><text:span text:style-name="T6"><text:s text:c="4"/></text:span></text:span><text:span text:style-name="Source_20_Text"><text:span text:style-name="T5">animSpeed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11">3000</text:span></text:span><text:span text:style-name="Source_20_Text"><text:span text:style-name="T8">,</text:span></text:span></text:p>
      <text:p text:style-name="P8"><text:span text:style-name="Source_20_Text"><text:span text:style-name="T6"><text:s text:c="4"/></text:span></text:span><text:span text:style-name="Source_20_Text"><text:span text:style-name="T5">afterPrevFn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'Zakończyłem animację przewinięcia do poprzedniego'</text:span></text:span><text:span text:style-name="Source_20_Text"><text:span text:style-name="T8">);</text:span></text:span></text:p>
      <text:p text:style-name="P8"><text:span text:style-name="Source_20_Text"><text:span text:style-name="T6"><text:s text:c="4"/></text:span></text:span><text:span text:style-name="Source_20_Text"><text:span text:style-name="T8">}</text:span></text:span></text:p>
      <text:p text:style-name="P8"><text:span text:style-name="Source_20_Text"><text:span text:style-name="T8">});</text:span></text:span></text:p>
      <text:p text:style-name="P8"/>
      <text:p text:style-name="P8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slide</text:span></text:span><text:span text:style-name="Source_20_Text"><text:span text:style-name="T8">.</text:span></text:span><text:span text:style-name="Source_20_Text"><text:span text:style-name="T5">options</text:span></text:span><text:span text:style-name="Source_20_Text"><text:span text:style-name="T8">)</text:span></text:span></text:p>
      <text:p text:style-name="P2"/>
      <text:p text:style-name="P2">Stwórz slider i sprawdź w konsoli</text:p>
      <text:h text:style-name="P4" text:outline-level="2"/>
      <text:h text:style-name="P4" text:outline-level="2"><text:bookmark text:name="setprototypeof"/>setPrototypeOf</text:h>
      <text:p text:style-name="P1"><text:span text:style-name="T2">Wracamy na chwile do naszego ukochanego działu, czyli </text:span><text:a xlink:type="simple" xlink:href="https://kursjs.pl/kurs/obiekty/obiekty-konstruktor.php" text:style-name="Internet_20_link" text:visited-style-name="Visited_20_Internet_20_Link"><text:span text:style-name="T1">prototypów</text:span></text:a><text:span text:style-name="T2">.</text:span></text:p>
      <text:p text:style-name="P12">Jeżeli mamy konstruktor, który ma jakieś właściwości i metody i na jego bazie stworzymy obiekty:</text:p>
      <text:p text:style-name="P5"><text:span text:style-name="Source_20_Text"><text:span text:style-name="T4">function</text:span></text:span><text:span text:style-name="Source_20_Text"><text:span text:style-name="T5"> </text:span></text:span><text:span text:style-name="Source_20_Text"><text:span text:style-name="T9">Car</text:span></text:span><text:span text:style-name="Source_20_Text"><text:span text:style-name="T8">(</text:span></text:span><text:span text:style-name="Source_20_Text"><text:span text:style-name="T5">type</text:span></text:span><text:span text:style-name="Source_20_Text"><text:span text:style-name="T8">,</text:span></text:span><text:span text:style-name="Source_20_Text"><text:span text:style-name="T5"> color</text:span></text:span><text:span text:style-name="Source_20_Text"><text:span text:style-name="T8">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type </text:span></text:span><text:span text:style-name="Source_20_Text"><text:span text:style-name="T7">=</text:span></text:span><text:span text:style-name="Source_20_Text"><text:span text:style-name="T5"> type</text:span></text:span><text:span text:style-name="Source_20_Text"><text:span text:style-name="T8">;</text:span></text:span></text:p>
      <text:p text:style-name="P8"><text:span text:style-name="Source_20_Text"><text:span text:style-name="T6"><text:s text:c="4"/></text:span></text:span><text:span text:style-name="Source_20_Text"><text:span text:style-name="T4">this</text:span></text:span><text:span text:style-name="Source_20_Text"><text:span text:style-name="T8">.</text:span></text:span><text:span text:style-name="Source_20_Text"><text:span text:style-name="T5">color </text:span></text:span><text:span text:style-name="Source_20_Text"><text:span text:style-name="T7">=</text:span></text:span><text:span text:style-name="Source_20_Text"><text:span text:style-name="T5"> color</text:span></text:span><text:span text:style-name="Source_20_Text"><text:span text:style-name="T8">;</text:span></text:span></text:p>
      <text:p text:style-name="P8"><text:span text:style-name="Source_20_Text"><text:span text:style-name="T8">}</text:span></text:span></text:p>
      <text:p text:style-name="P8"><text:span text:style-name="Source_20_Text"><text:span text:style-name="T5">Car</text:span></text:span><text:span text:style-name="Source_20_Text"><text:span text:style-name="T8">.</text:span></text:span><text:span text:style-name="Source_20_Text"><text:span text:style-name="T5">prototype</text:span></text:span><text:span text:style-name="Source_20_Text"><text:span text:style-name="T8">.</text:span></text:span><text:span text:style-name="Source_20_Text"><text:span text:style-name="T9">drive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8"><text:span text:style-name="Source_20_Text"><text:span text:style-name="T6"><text:s text:c="4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"Jadę!"</text:span></text:span><text:span text:style-name="Source_20_Text"><text:span text:style-name="T8">);</text:span></text:span></text:p>
      <text:p text:style-name="P8"><text:span text:style-name="Source_20_Text"><text:span text:style-name="T8">}</text:span></text:span></text:p>
      <text:p text:style-name="P8"/>
      <text:p text:style-name="P8"><text:span text:style-name="Source_20_Text"><text:span text:style-name="T4">const</text:span></text:span><text:span text:style-name="Source_20_Text"><text:span text:style-name="T5"> car1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Car</text:span></text:span><text:span text:style-name="Source_20_Text"><text:span text:style-name="T8">(</text:span></text:span><text:span text:style-name="Source_20_Text"><text:span text:style-name="T7">'Toyota'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7">'niebieski'</text:span></text:span><text:span text:style-name="Source_20_Text"><text:span text:style-name="T8">);</text:span></text:span></text:p>
      <text:p text:style-name="P8"><text:span text:style-name="Source_20_Text"><text:span text:style-name="T4">const</text:span></text:span><text:span text:style-name="Source_20_Text"><text:span text:style-name="T5"> car2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Car</text:span></text:span><text:span text:style-name="Source_20_Text"><text:span text:style-name="T8">(</text:span></text:span><text:span text:style-name="Source_20_Text"><text:span text:style-name="T7">'Mercedes'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7">'czerwony'</text:span></text:span><text:span text:style-name="Source_20_Text"><text:span text:style-name="T8">);</text:span></text:span></text:p>
      <text:p text:style-name="P2"/>
      <text:p text:style-name="P2">To każdy <text:span text:style-name="T13">obiekt stworzony na bazie konstruktora Car dostaje prototyp z metodą drive.</text:span></text:p>
      <text:p text:style-name="P2"><text:soft-page-break/>Czasami będziesz chciał zmienić prototyp danej instancji na inny. W powyższym przykładzie przypuśćmy, że taką czynność chcesz wykonać dla car2:</text:p>
      <text:p text:style-name="P6"><text:span text:style-name="Source_20_Text"><text:span text:style-name="T4">const</text:span></text:span><text:span text:style-name="Source_20_Text"><text:span text:style-name="T5"> </text:span></text:span><text:span text:style-name="Source_20_Text"><text:span text:style-name="T9">fastCar</text:span></text:span><text:span text:style-name="Source_20_Text"><text:span text:style-name="T5">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4"/></text:span></text:span><text:span text:style-name="Source_20_Text"><text:span text:style-name="T5">drive </text:span></text:span><text:span text:style-name="Source_20_Text"><text:span text:style-name="T8">:</text:span></text:span><text:span text:style-name="Source_20_Text"><text:span text:style-name="T5"> </text:span></text:span><text:span text:style-name="Source_20_Text"><text:span text:style-name="T4">function</text:span></text:span><text:span text:style-name="Source_20_Text"><text:span text:style-name="T8">()</text:span></text:span><text:span text:style-name="Source_20_Text"><text:span text:style-name="T5"> </text:span></text:span><text:span text:style-name="Source_20_Text"><text:span text:style-name="T8">{</text:span></text:span></text:p>
      <text:p text:style-name="P7"><text:span text:style-name="Source_20_Text"><text:span text:style-name="T6"><text:s text:c="8"/></text:span></text:span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7">'Jadę bardzo szybko!'</text:span></text:span><text:span text:style-name="Source_20_Text"><text:span text:style-name="T8">);</text:span></text:span></text:p>
      <text:p text:style-name="P7"><text:span text:style-name="Source_20_Text"><text:span text:style-name="T6"><text:s text:c="4"/></text:span></text:span><text:span text:style-name="Source_20_Text"><text:span text:style-name="T8">}</text:span></text:span></text:p>
      <text:p text:style-name="P7"><text:span text:style-name="Source_20_Text"><text:span text:style-name="T8">}</text:span></text:span></text:p>
      <text:p text:style-name="P7"/>
      <text:p text:style-name="P7"><text:span text:style-name="Source_20_Text"><text:span text:style-name="T5">Object</text:span></text:span><text:span text:style-name="Source_20_Text"><text:span text:style-name="T8">.</text:span></text:span><text:span text:style-name="Source_20_Text"><text:span text:style-name="T9">setPrototypeOf</text:span></text:span><text:span text:style-name="Source_20_Text"><text:span text:style-name="T8">(</text:span></text:span><text:span text:style-name="Source_20_Text"><text:span text:style-name="T5">car2</text:span></text:span><text:span text:style-name="Source_20_Text"><text:span text:style-name="T8">,</text:span></text:span><text:span text:style-name="Source_20_Text"><text:span text:style-name="T5"> fastCar</text:span></text:span><text:span text:style-name="Source_20_Text"><text:span text:style-name="T8">)</text:span></text:span></text:p>
      <text:p text:style-name="P7"/>
      <text:p text:style-name="P7"><text:span text:style-name="Source_20_Text"><text:span text:style-name="T5">car1</text:span></text:span><text:span text:style-name="Source_20_Text"><text:span text:style-name="T8">.</text:span></text:span><text:span text:style-name="Source_20_Text"><text:span text:style-name="T9">drive</text:span></text:span><text:span text:style-name="Source_20_Text"><text:span text:style-name="T8">();</text:span></text:span><text:span text:style-name="Source_20_Text"><text:span text:style-name="T5"> </text:span></text:span><text:span text:style-name="Source_20_Text"><text:span text:style-name="T10">//Jadę!</text:span></text:span></text:p>
      <text:p text:style-name="P7"><text:span text:style-name="Source_20_Text"><text:span text:style-name="T5">car2</text:span></text:span><text:span text:style-name="Source_20_Text"><text:span text:style-name="T8">.</text:span></text:span><text:span text:style-name="Source_20_Text"><text:span text:style-name="T9">drive</text:span></text:span><text:span text:style-name="Source_20_Text"><text:span text:style-name="T8">();</text:span></text:span><text:span text:style-name="Source_20_Text"><text:span text:style-name="T5"> </text:span></text:span><text:span text:style-name="Source_20_Text"><text:span text:style-name="T10">//Jadę bardzo szybko!</text:span></text:span></text:p>
      <text:p text:style-name="P7"><text:span text:style-name="Source_20_Text"><text:span text:style-name="T6"><text:s/></text:span></text:span></text:p>
      <text:p text:style-name="P2"/>
      <text:p text:style-name="P1"><text:span text:style-name="T2">Podobną metodą jest </text:span><text:span text:style-name="Strong_20_Emphasis"><text:span text:style-name="T3">getPrototypeOf</text:span></text:span><text:span text:style-name="T2"> (posłużyliśmy się ją już </text:span><text:a xlink:type="simple" xlink:href="https://kursjs.pl/kurs/obiekty/obiekty-konstruktor.php#getPrototypeOf" text:style-name="Internet_20_link" text:visited-style-name="Visited_20_Internet_20_Link"><text:span text:style-name="T1">tutaj</text:span></text:a><text:span text:style-name="T2">), która zwraca obiekt prototypu danego obiektu:</text:span></text:p>
      <text:p text:style-name="P5"><text:span text:style-name="Source_20_Text"><text:span text:style-name="T4">const</text:span></text:span><text:span text:style-name="Source_20_Text"><text:span text:style-name="T5"> car1 </text:span></text:span><text:span text:style-name="Source_20_Text"><text:span text:style-name="T7">=</text:span></text:span><text:span text:style-name="Source_20_Text"><text:span text:style-name="T5"> </text:span></text:span><text:span text:style-name="Source_20_Text"><text:span text:style-name="T4">new</text:span></text:span><text:span text:style-name="Source_20_Text"><text:span text:style-name="T5"> Car</text:span></text:span><text:span text:style-name="Source_20_Text"><text:span text:style-name="T8">(</text:span></text:span><text:span text:style-name="Source_20_Text"><text:span text:style-name="T7">'Toyota'</text:span></text:span><text:span text:style-name="Source_20_Text"><text:span text:style-name="T8">,</text:span></text:span><text:span text:style-name="Source_20_Text"><text:span text:style-name="T5"> </text:span></text:span><text:span text:style-name="Source_20_Text"><text:span text:style-name="T7">'niebieski'</text:span></text:span><text:span text:style-name="Source_20_Text"><text:span text:style-name="T8">);</text:span></text:span></text:p>
      <text:p text:style-name="P8"><text:span text:style-name="Source_20_Text"><text:span text:style-name="T5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5">Object</text:span></text:span><text:span text:style-name="Source_20_Text"><text:span text:style-name="T8">.</text:span></text:span><text:span text:style-name="Source_20_Text"><text:span text:style-name="T9">getPrototypeOf</text:span></text:span><text:span text:style-name="Source_20_Text"><text:span text:style-name="T8">(</text:span></text:span><text:span text:style-name="Source_20_Text"><text:span text:style-name="T5">car1</text:span></text:span><text:span text:style-name="Source_20_Text"><text:span text:style-name="T8">));</text:span></text:span></text:p>
      <text:p text:style-name="P1"><text:span text:style-name="T2">Niektórzy zamiast tych metod stosują bezpośrednie przypisania do właściwości </text:span><text:a xlink:type="simple" xlink:href="https://kursjs.pl/kurs/obiekty/obiekty-jak-to-dziala.php#proto-w-specyfikacji" text:style-name="Internet_20_link" text:visited-style-name="Visited_20_Internet_20_Link"><text:span text:style-name="T1">__proto__</text:span></text:a><text:span text:style-name="T2">, ale nie jest to zalecane na rzecz użycia powyższej metod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9T08:31:14</dc:date>
    <meta:editing-duration>PT1H26M54S</meta:editing-duration>
    <meta:editing-cycles>30</meta:editing-cycles>
    <meta:document-statistic meta:table-count="0" meta:image-count="0" meta:object-count="0" meta:page-count="11" meta:paragraph-count="215" meta:word-count="1188" meta:character-count="8774"/>
  </office:meta>
</office:document-meta>
</file>